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A088D44D.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178896384" text:id="ct50178896384">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7"/>
        <text:p text:style-name="P7"><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A088D44D.png" xlink:type="simple" xlink:show="embed" xlink:actuate="onLoad" draw:mime-type="image/png"/></draw:frame>Figure <text:sequence text:ref-name="refFigure0" text:name="Figure" text:formula="ooow:Figure+1" style:num-format="1">1</text:sequence>: Různé diagnostické přístroje připravené k vyšetření pacienta.</text:p></draw:text-box></draw:frame></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178896384"/></text:p>
        <text:p text:style-name="P11"><text:change-end text:change-id="ct50178896384"/></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p text:style-name="P1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7T09:28:43.583920000</dc:date>
    <meta:generator>LibreOffice/25.8.3.2$MacOSX_AARCH64 LibreOffice_project/8ca8d55c161d602844f5428fa4b58097424e324e</meta:generator>
    <meta:initial-creator/>
    <meta:creation-date>2025-12-28T20:01:58.000</meta:creation-date>
    <meta:keyword/>
    <meta:editing-duration>P3DT16H11M19S</meta:editing-duration>
    <meta:editing-cycles>171</meta:editing-cycles>
    <meta:document-statistic meta:table-count="0" meta:image-count="1" meta:object-count="0" meta:page-count="15" meta:paragraph-count="94" meta:word-count="2276" meta:character-count="17826" meta:non-whitespace-character-count="15656"/>
    <meta:user-defined meta:name="Category"/>
    <meta:user-defined meta:name="Company"/>
    <meta:user-defined meta:name="IndividualWorkKey"/>
    <meta:user-defined meta:name="Manager"/>
  </office:meta>
</office:document-meta>
</file>